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ts01" table:style-name="ta1">
        <table:shapes>
          <draw:frame draw:z-index="0" draw:style-name="gr1" draw:text-style-name="P1" svg:width="321.87pt" svg:height="190.89pt" svg:x="217.05pt" svg:y="11.71pt">
            <loext:p draw:notify-on-update-of-ranges="dets01.B1:dets01.B1 dets01.B2:dets01.B12 dets01.C1:dets01.C1 dets01.C2:dets0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e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05" calcext:value-type="float">
            <text:p>3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0T20:04:52.701267167</dc:date>
    <meta:editing-duration>PT28M51S</meta:editing-duration>
    <meta:editing-cycles>2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56cm" svg:height="6.735cm" xlink:href=".." xlink:type="simple" chart:class="chart:scatter" chart:style-name="ch1">
        <chart:legend chart:legend-position="end" svg:x="9.827cm" svg:y="3.068cm" style:legend-expansion="high" chart:style-name="ch2"/>
        <chart:plot-area chart:style-name="ch3" table:cell-range-address="dets01.B1:dets01.C12" chart:data-source-has-labels="row" svg:x="0.227cm" svg:y="0.134cm" svg:width="9.373cm" svg:height="6.467cm">
          <chartooo:coordinate-region svg:x="0.954cm" svg:y="0.333cm" svg:width="8.552cm" svg:height="5.6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ts01.C2:dets01.C12" chart:label-cell-address="dets01.C1:dets01.C1" chart:class="chart:scatter">
            <chart:domain table:cell-range-address="dets01.B2:dets01.B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dets01.C1:dets0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dets01.B2:dets01.B12</svg:desc>
                </draw:g>
              </table:table-cell>
              <table:table-cell office:value-type="float" office:value="3">
                <text:p>3</text:p>
                <draw:g>
                  <svg:desc>dets01.C2:dets0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4">
                <text:p>3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